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794cm" fo:margin-left="0cm" table:align="left"/>
    </style:style>
    <style:style style:name="Tableau1.A" style:family="table-column">
      <style:table-column-properties style:column-width="2.096cm"/>
    </style:style>
    <style:style style:name="Tableau1.B" style:family="table-column">
      <style:table-column-properties style:column-width="6.306cm"/>
    </style:style>
    <style:style style:name="Tableau1.C" style:family="table-column">
      <style:table-column-properties style:column-width="2.79cm"/>
    </style:style>
    <style:style style:name="Tableau1.D" style:family="table-column">
      <style:table-column-properties style:column-width="3.995cm"/>
    </style:style>
    <style:style style:name="Tableau1.E" style:family="table-column">
      <style:table-column-properties style:column-width="2.607cm"/>
    </style:style>
    <style:style style:name="Tableau1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.2" style:family="table-row">
      <style:table-row-properties style:min-row-height="0.256cm"/>
    </style:style>
    <style:style style:name="Tableau1.A2" style:family="table-cell">
      <style:table-cell-properties fo:padding="0.049cm" fo:border-left="none" fo:border-right="none" fo:border-top="none" fo:border-bottom="0.05pt solid #000000" style:writing-mode="page"/>
    </style:style>
    <style:style style:name="Tableau1.14" style:family="table-row">
      <style:table-row-properties style:min-row-height="1.681cm"/>
    </style:style>
    <style:style style:name="Tableau1.26" style:family="table-row">
      <style:table-row-properties style:min-row-height="0.106cm"/>
    </style:style>
    <style:style style:name="P1" style:family="paragraph" style:parent-style-name="Text_20_body">
      <style:text-properties fo:language="zxx" fo:country="none" officeooo:rsid="0001e7cb" officeooo:paragraph-rsid="0001e7cb" style:language-asian="zxx" style:country-asian="none" style:language-complex="zxx" style:country-complex="none"/>
    </style:style>
    <style:style style:name="P2" style:family="paragraph" style:parent-style-name="Text_20_body">
      <style:text-properties fo:language="zxx" fo:country="none" officeooo:rsid="00016289" style:language-asian="zxx" style:country-asian="none" style:language-complex="zxx" style:country-complex="none"/>
    </style:style>
    <style:style style:name="P3" style:family="paragraph" style:parent-style-name="Title">
      <style:text-properties fo:language="zxx" fo:country="none" officeooo:rsid="0001e7cb" officeooo:paragraph-rsid="0001e7cb" style:language-asian="zxx" style:country-asian="none" style:language-complex="zxx" style:country-complex="none"/>
    </style:style>
    <style:style style:name="P4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Preformatted_20_Text">
      <style:text-properties fo:language="zxx" fo:country="none" officeooo:rsid="001549db" style:language-asian="zxx" style:country-asian="none" style:language-complex="zxx" style:country-complex="none"/>
    </style:style>
    <style:style style:name="P6" style:family="paragraph" style:parent-style-name="Preformatted_20_Text">
      <style:text-properties fo:language="zxx" fo:country="none" officeooo:rsid="001fa2fe" officeooo:paragraph-rsid="001fa2fe" style:language-asian="zxx" style:country-asian="none" style:language-complex="zxx" style:country-complex="none"/>
    </style:style>
    <style:style style:name="P7" style:family="paragraph" style:parent-style-name="Preformatted_20_Text">
      <style:text-properties fo:language="zxx" fo:country="none" officeooo:rsid="002123f3" officeooo:paragraph-rsid="002123f3" style:language-asian="zxx" style:country-asian="none" style:language-complex="zxx" style:country-complex="none"/>
    </style:style>
    <style:style style:name="P8" style:family="paragraph" style:parent-style-name="Preformatted_20_Text">
      <style:text-properties fo:language="zxx" fo:country="none" officeooo:rsid="000f5606" officeooo:paragraph-rsid="000f5606" style:language-asian="zxx" style:country-asian="none" style:language-complex="zxx" style:country-complex="none"/>
    </style:style>
    <style:style style:name="P9" style:family="paragraph" style:parent-style-name="Preformatted_20_Text">
      <style:text-properties fo:language="zxx" fo:country="none" officeooo:rsid="001893e0" officeooo:paragraph-rsid="001893e0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rsid="0020cd09" officeooo:paragraph-rsid="0020cd09" style:language-asian="zxx" style:country-asian="none" style:language-complex="zxx" style:country-complex="none"/>
    </style:style>
    <style:style style:name="P11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Table_20_Contents">
      <style:text-properties fo:language="zxx" fo:country="none" officeooo:rsid="000e5528" officeooo:paragraph-rsid="000e5528" style:language-asian="zxx" style:country-asian="none" style:language-complex="zxx" style:country-complex="none"/>
    </style:style>
    <style:style style:name="P13" style:family="paragraph" style:parent-style-name="Table_20_Contents">
      <style:text-properties fo:language="zxx" fo:country="none" officeooo:rsid="000c0fd8" officeooo:paragraph-rsid="000c0fd8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zxx" fo:country="none" officeooo:rsid="000c0fd8" officeooo:paragraph-rsid="0045a976" style:language-asian="zxx" style:country-asian="none" style:language-complex="zxx" style:country-complex="none"/>
    </style:style>
    <style:style style:name="P15" style:family="paragraph" style:parent-style-name="Table_20_Contents">
      <style:text-properties fo:language="zxx" fo:country="none" officeooo:rsid="001737ec" officeooo:paragraph-rsid="001737ec" style:language-asian="zxx" style:country-asian="none" style:language-complex="zxx" style:country-complex="none"/>
    </style:style>
    <style:style style:name="P16" style:family="paragraph" style:parent-style-name="Table_20_Contents">
      <style:text-properties fo:language="zxx" fo:country="none" officeooo:rsid="001e2038" officeooo:paragraph-rsid="001e2038" style:language-asian="zxx" style:country-asian="none" style:language-complex="zxx" style:country-complex="none"/>
    </style:style>
    <style:style style:name="P17" style:family="paragraph" style:parent-style-name="Table_20_Contents">
      <style:text-properties fo:language="zxx" fo:country="none" officeooo:rsid="001549db" officeooo:paragraph-rsid="001549db" style:language-asian="zxx" style:country-asian="none" style:language-complex="zxx" style:country-complex="none"/>
    </style:style>
    <style:style style:name="P18" style:family="paragraph" style:parent-style-name="Table_20_Contents">
      <style:text-properties fo:language="zxx" fo:country="none" officeooo:rsid="000ce95e" officeooo:paragraph-rsid="000ce95e" style:language-asian="zxx" style:country-asian="none" style:language-complex="zxx" style:country-complex="none"/>
    </style:style>
    <style:style style:name="P19" style:family="paragraph" style:parent-style-name="Table_20_Contents">
      <style:text-properties fo:language="zxx" fo:country="none" officeooo:rsid="000ce95e" officeooo:paragraph-rsid="002123f3" style:language-asian="zxx" style:country-asian="none" style:language-complex="zxx" style:country-complex="none"/>
    </style:style>
    <style:style style:name="P20" style:family="paragraph" style:parent-style-name="Table_20_Contents">
      <style:text-properties fo:language="zxx" fo:country="none" officeooo:rsid="001fa2fe" officeooo:paragraph-rsid="001fa2fe" style:language-asian="zxx" style:country-asian="none" style:language-complex="zxx" style:country-complex="none"/>
    </style:style>
    <style:style style:name="P21" style:family="paragraph" style:parent-style-name="Table_20_Contents">
      <style:text-properties fo:language="zxx" fo:country="none" officeooo:paragraph-rsid="001fa2fe" style:language-asian="zxx" style:country-asian="none" style:language-complex="zxx" style:country-complex="none"/>
    </style:style>
    <style:style style:name="P22" style:family="paragraph" style:parent-style-name="Table_20_Contents">
      <style:text-properties fo:language="zxx" fo:country="none" officeooo:rsid="0026209f" officeooo:paragraph-rsid="0026209f" style:language-asian="zxx" style:country-asian="none" style:language-complex="zxx" style:country-complex="none"/>
    </style:style>
    <style:style style:name="P23" style:family="paragraph" style:parent-style-name="Table_20_Contents">
      <style:text-properties fo:language="zxx" fo:country="none" officeooo:rsid="0020cd09" officeooo:paragraph-rsid="0020cd09" style:language-asian="zxx" style:country-asian="none" style:language-complex="zxx" style:country-complex="none"/>
    </style:style>
    <style:style style:name="P24" style:family="paragraph" style:parent-style-name="Table_20_Contents">
      <style:text-properties fo:language="zxx" fo:country="none" officeooo:rsid="002123f3" officeooo:paragraph-rsid="002123f3" style:language-asian="zxx" style:country-asian="none" style:language-complex="zxx" style:country-complex="none"/>
    </style:style>
    <style:style style:name="P25" style:family="paragraph" style:parent-style-name="Table_20_Contents">
      <style:text-properties fo:language="zxx" fo:country="none" officeooo:rsid="000f5606" officeooo:paragraph-rsid="000f5606" style:language-asian="zxx" style:country-asian="none" style:language-complex="zxx" style:country-complex="none"/>
    </style:style>
    <style:style style:name="P26" style:family="paragraph" style:parent-style-name="Table_20_Contents">
      <style:text-properties fo:language="zxx" fo:country="none" officeooo:rsid="00110c21" officeooo:paragraph-rsid="0031b5bf" style:language-asian="zxx" style:country-asian="none" style:language-complex="zxx" style:country-complex="none"/>
    </style:style>
    <style:style style:name="P27" style:family="paragraph" style:parent-style-name="Table_20_Contents">
      <style:text-properties fo:language="zxx" fo:country="none" officeooo:rsid="00110c21" officeooo:paragraph-rsid="00324c96" style:language-asian="zxx" style:country-asian="none" style:language-complex="zxx" style:country-complex="none"/>
    </style:style>
    <style:style style:name="P28" style:family="paragraph" style:parent-style-name="Table_20_Contents">
      <style:text-properties fo:language="zxx" fo:country="none" officeooo:rsid="00110c21" officeooo:paragraph-rsid="00404ee8" style:language-asian="zxx" style:country-asian="none" style:language-complex="zxx" style:country-complex="none"/>
    </style:style>
    <style:style style:name="P29" style:family="paragraph" style:parent-style-name="Table_20_Contents">
      <style:text-properties fo:language="zxx" fo:country="none" officeooo:rsid="0012f0f5" officeooo:paragraph-rsid="0012f0f5" style:language-asian="zxx" style:country-asian="none" style:language-complex="zxx" style:country-complex="none"/>
    </style:style>
    <style:style style:name="P30" style:family="paragraph" style:parent-style-name="Table_20_Contents">
      <style:text-properties fo:language="zxx" fo:country="none" officeooo:rsid="000f1866" officeooo:paragraph-rsid="000f1866" style:language-asian="zxx" style:country-asian="none" style:language-complex="zxx" style:country-complex="none"/>
    </style:style>
    <style:style style:name="P31" style:family="paragraph" style:parent-style-name="Table_20_Contents">
      <style:text-properties fo:language="zxx" fo:country="none" officeooo:rsid="0014d5e8" officeooo:paragraph-rsid="0014d5e8" style:language-asian="zxx" style:country-asian="none" style:language-complex="zxx" style:country-complex="none"/>
    </style:style>
    <style:style style:name="P32" style:family="paragraph" style:parent-style-name="Table_20_Contents">
      <style:text-properties fo:language="zxx" fo:country="none" officeooo:paragraph-rsid="002b874e" style:language-asian="zxx" style:country-asian="none" style:language-complex="zxx" style:country-complex="none"/>
    </style:style>
    <style:style style:name="P33" style:family="paragraph" style:parent-style-name="Table_20_Contents">
      <style:text-properties fo:language="zxx" fo:country="none" officeooo:rsid="002c5628" officeooo:paragraph-rsid="002c5628" style:language-asian="zxx" style:country-asian="none" style:language-complex="zxx" style:country-complex="none"/>
    </style:style>
    <style:style style:name="P34" style:family="paragraph" style:parent-style-name="Table_20_Contents">
      <style:text-properties fo:language="zxx" fo:country="none" officeooo:rsid="0038091d" officeooo:paragraph-rsid="0038091d" style:language-asian="zxx" style:country-asian="none" style:language-complex="zxx" style:country-complex="none"/>
    </style:style>
    <style:style style:name="P35" style:family="paragraph" style:parent-style-name="Table_20_Contents">
      <style:text-properties fo:language="zxx" fo:country="none" officeooo:rsid="003e9817" officeooo:paragraph-rsid="003e9817" style:language-asian="zxx" style:country-asian="none" style:language-complex="zxx" style:country-complex="none"/>
    </style:style>
    <style:style style:name="P36" style:family="paragraph" style:parent-style-name="Table_20_Contents">
      <style:text-properties fo:language="zxx" fo:country="none" officeooo:paragraph-rsid="00404ee8" style:language-asian="zxx" style:country-asian="none" style:language-complex="zxx" style:country-complex="none"/>
    </style:style>
    <style:style style:name="P37" style:family="paragraph" style:parent-style-name="Table_20_Contents">
      <style:text-properties fo:language="zxx" fo:country="none" officeooo:rsid="00404ee8" officeooo:paragraph-rsid="00404ee8" style:language-asian="zxx" style:country-asian="none" style:language-complex="zxx" style:country-complex="none"/>
    </style:style>
    <style:style style:name="P38" style:family="paragraph" style:parent-style-name="Table_20_Contents">
      <style:text-properties fo:language="zxx" fo:country="none" officeooo:paragraph-rsid="0045a976" style:language-asian="zxx" style:country-asian="none" style:language-complex="zxx" style:country-complex="none"/>
    </style:style>
    <style:style style:name="P39" style:family="paragraph" style:parent-style-name="Table_20_Contents">
      <style:text-properties fo:language="zxx" fo:country="none" officeooo:rsid="0045a976" officeooo:paragraph-rsid="0045a976" style:language-asian="zxx" style:country-asian="none" style:language-complex="zxx" style:country-complex="none"/>
    </style:style>
    <style:style style:name="P40" style:family="paragraph" style:parent-style-name="Table_20_Contents">
      <style:text-properties fo:language="zxx" fo:country="none" officeooo:paragraph-rsid="00477e2d" style:language-asian="zxx" style:country-asian="none" style:language-complex="zxx" style:country-complex="none"/>
    </style:style>
    <style:style style:name="P41" style:family="paragraph" style:parent-style-name="Table_20_Contents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Table_20_Contents">
      <style:text-properties style:font-name="Liberation Serif" fo:language="zxx" fo:country="none" officeooo:rsid="000ce95e" officeooo:paragraph-rsid="002c5628" style:font-name-asian="SimSun" style:language-asian="zxx" style:country-asian="none" style:font-name-complex="Mangal" style:language-complex="zxx" style:country-complex="none"/>
    </style:style>
    <style:style style:name="P43" style:family="paragraph" style:parent-style-name="Table_20_Heading">
      <style:text-properties fo:language="zxx" fo:country="none" style:language-asian="zxx" style:country-asian="none" style:language-complex="zxx" style:country-complex="none"/>
    </style:style>
    <style:style style:name="P44" style:family="paragraph" style:parent-style-name="Heading_20_2">
      <style:text-properties style:font-name="Liberation Mono" fo:font-size="10pt" fo:language="zxx" fo:country="none" fo:font-weight="normal" officeooo:rsid="0045a976" officeooo:paragraph-rsid="0045a976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P45" style:family="paragraph" style:parent-style-name="Preformatted_20_Text">
      <style:text-properties fo:language="zxx" fo:country="none" officeooo:rsid="001fa2fe" officeooo:paragraph-rsid="001fa2fe" style:language-asian="zxx" style:country-asian="none" style:language-complex="zxx" style:country-complex="none"/>
    </style:style>
    <style:style style:name="P46" style:family="paragraph" style:parent-style-name="Preformatted_20_Text">
      <style:text-properties fo:language="zxx" fo:country="none" officeooo:rsid="004e69f6" officeooo:paragraph-rsid="004e69f6" style:language-asian="zxx" style:country-asian="none" style:language-complex="zxx" style:country-complex="none"/>
    </style:style>
    <style:style style:name="P47" style:family="paragraph" style:parent-style-name="Preformatted_20_Text">
      <style:text-properties fo:language="zxx" fo:country="none" officeooo:rsid="00513f4c" officeooo:paragraph-rsid="00513f4c" style:language-asian="zxx" style:country-asian="none" style:language-complex="zxx" style:country-complex="none"/>
    </style:style>
    <style:style style:name="P48" style:family="paragraph" style:parent-style-name="Preformatted_20_Text">
      <style:text-properties fo:language="zxx" fo:country="none" officeooo:rsid="00559239" officeooo:paragraph-rsid="00559239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zxx" fo:country="none" officeooo:rsid="001fa2fe" officeooo:paragraph-rsid="001fa2fe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zxx" fo:country="none" officeooo:rsid="004a68d9" officeooo:paragraph-rsid="004a68d9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zxx" fo:country="none" officeooo:rsid="000ce95e" officeooo:paragraph-rsid="004a68d9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zxx" fo:country="none" officeooo:rsid="000ce95e" officeooo:paragraph-rsid="004e69f6" style:language-asian="zxx" style:country-asian="none" style:language-complex="zxx" style:country-complex="none"/>
    </style:style>
    <style:style style:name="P54" style:family="paragraph" style:parent-style-name="Table_20_Contents">
      <style:text-properties fo:language="zxx" fo:country="none" officeooo:rsid="000ce95e" officeooo:paragraph-rsid="004f1a68" style:language-asian="zxx" style:country-asian="none" style:language-complex="zxx" style:country-complex="none"/>
    </style:style>
    <style:style style:name="P55" style:family="paragraph" style:parent-style-name="Table_20_Contents">
      <style:text-properties fo:language="zxx" fo:country="none" officeooo:rsid="000ce95e" officeooo:paragraph-rsid="0051597d" style:language-asian="zxx" style:country-asian="none" style:language-complex="zxx" style:country-complex="none"/>
    </style:style>
    <style:style style:name="P56" style:family="paragraph" style:parent-style-name="Table_20_Contents">
      <style:text-properties fo:language="zxx" fo:country="none" officeooo:rsid="000ce95e" officeooo:paragraph-rsid="0051cc0c" style:language-asian="zxx" style:country-asian="none" style:language-complex="zxx" style:country-complex="none"/>
    </style:style>
    <style:style style:name="P57" style:family="paragraph" style:parent-style-name="Table_20_Contents">
      <style:text-properties fo:language="zxx" fo:country="none" officeooo:rsid="002123f3" officeooo:paragraph-rsid="004e69f6" style:language-asian="zxx" style:country-asian="none" style:language-complex="zxx" style:country-complex="none"/>
    </style:style>
    <style:style style:name="P58" style:family="paragraph" style:parent-style-name="Table_20_Contents">
      <style:text-properties fo:language="zxx" fo:country="none" officeooo:rsid="002123f3" officeooo:paragraph-rsid="004f1a68" style:language-asian="zxx" style:country-asian="none" style:language-complex="zxx" style:country-complex="none"/>
    </style:style>
    <style:style style:name="P59" style:family="paragraph" style:parent-style-name="Table_20_Contents">
      <style:text-properties fo:language="zxx" fo:country="none" officeooo:rsid="0038091d" officeooo:paragraph-rsid="0038091d" style:language-asian="zxx" style:country-asian="none" style:language-complex="zxx" style:country-complex="none"/>
    </style:style>
    <style:style style:name="P60" style:family="paragraph" style:parent-style-name="Table_20_Contents">
      <style:text-properties fo:language="zxx" fo:country="none" officeooo:rsid="0029e81e" officeooo:paragraph-rsid="00324c96" style:language-asian="zxx" style:country-asian="none" style:language-complex="zxx" style:country-complex="none"/>
    </style:style>
    <style:style style:name="P61" style:family="paragraph" style:parent-style-name="Table_20_Contents">
      <style:text-properties fo:language="zxx" fo:country="none" officeooo:rsid="0029e81e" officeooo:paragraph-rsid="0031960d" style:language-asian="zxx" style:country-asian="none" style:language-complex="zxx" style:country-complex="none"/>
    </style:style>
    <style:style style:name="P62" style:family="paragraph" style:parent-style-name="Table_20_Contents">
      <style:text-properties fo:language="zxx" fo:country="none" officeooo:rsid="0020cd09" officeooo:paragraph-rsid="0020cd09" style:language-asian="zxx" style:country-asian="none" style:language-complex="zxx" style:country-complex="none"/>
    </style:style>
    <style:style style:name="P63" style:family="paragraph" style:parent-style-name="Table_20_Contents">
      <style:text-properties fo:language="zxx" fo:country="none" officeooo:rsid="0012f0f5" officeooo:paragraph-rsid="0012f0f5" style:language-asian="zxx" style:country-asian="none" style:language-complex="zxx" style:country-complex="none"/>
    </style:style>
    <style:style style:name="P64" style:family="paragraph" style:parent-style-name="Table_20_Contents">
      <style:text-properties fo:language="zxx" fo:country="none" officeooo:rsid="000f1866" officeooo:paragraph-rsid="004e69f6" style:language-asian="zxx" style:country-asian="none" style:language-complex="zxx" style:country-complex="none"/>
    </style:style>
    <style:style style:name="P65" style:family="paragraph" style:parent-style-name="Table_20_Contents">
      <style:text-properties fo:language="zxx" fo:country="none" officeooo:paragraph-rsid="004e69f6" style:language-asian="zxx" style:country-asian="none" style:language-complex="zxx" style:country-complex="none"/>
    </style:style>
    <style:style style:name="P66" style:family="paragraph" style:parent-style-name="Table_20_Contents">
      <style:text-properties fo:language="zxx" fo:country="none" officeooo:rsid="004e69f6" officeooo:paragraph-rsid="004e69f6" style:language-asian="zxx" style:country-asian="none" style:language-complex="zxx" style:country-complex="none"/>
    </style:style>
    <style:style style:name="P67" style:family="paragraph" style:parent-style-name="Table_20_Contents">
      <style:text-properties fo:language="zxx" fo:country="none" officeooo:rsid="000f5606" officeooo:paragraph-rsid="0031960d" style:language-asian="zxx" style:country-asian="none" style:language-complex="zxx" style:country-complex="none"/>
    </style:style>
    <style:style style:name="P68" style:family="paragraph" style:parent-style-name="Table_20_Contents">
      <style:text-properties fo:language="zxx" fo:country="none" officeooo:rsid="000f5606" officeooo:paragraph-rsid="0031b5bf" style:language-asian="zxx" style:country-asian="none" style:language-complex="zxx" style:country-complex="none"/>
    </style:style>
    <style:style style:name="P69" style:family="paragraph" style:parent-style-name="Table_20_Contents">
      <style:text-properties fo:language="zxx" fo:country="none" officeooo:rsid="004f1a68" officeooo:paragraph-rsid="004f1a68" style:language-asian="zxx" style:country-asian="none" style:language-complex="zxx" style:country-complex="none"/>
    </style:style>
    <style:style style:name="P70" style:family="paragraph" style:parent-style-name="Table_20_Contents">
      <style:text-properties fo:language="zxx" fo:country="none" officeooo:rsid="005089c5" officeooo:paragraph-rsid="005089c5" style:language-asian="zxx" style:country-asian="none" style:language-complex="zxx" style:country-complex="none"/>
    </style:style>
    <style:style style:name="P71" style:family="paragraph" style:parent-style-name="Table_20_Contents">
      <style:text-properties fo:language="zxx" fo:country="none" officeooo:rsid="0051597d" officeooo:paragraph-rsid="0051597d" style:language-asian="zxx" style:country-asian="none" style:language-complex="zxx" style:country-complex="none"/>
    </style:style>
    <style:style style:name="P72" style:family="paragraph" style:parent-style-name="Table_20_Contents">
      <style:text-properties fo:language="zxx" fo:country="none" officeooo:rsid="0051cc0c" officeooo:paragraph-rsid="0051cc0c" style:language-asian="zxx" style:country-asian="none" style:language-complex="zxx" style:country-complex="none"/>
    </style:style>
    <style:style style:name="P73" style:family="paragraph" style:parent-style-name="Table_20_Contents">
      <style:text-properties fo:language="zxx" fo:country="none" officeooo:paragraph-rsid="002b874e" style:language-asian="zxx" style:country-asian="none" style:language-complex="zxx" style:country-complex="none"/>
    </style:style>
    <style:style style:name="P74" style:family="paragraph" style:parent-style-name="Table_20_Contents">
      <style:text-properties fo:language="zxx" fo:country="none" officeooo:rsid="0054b7ca" officeooo:paragraph-rsid="0054b7ca" style:language-asian="zxx" style:country-asian="none" style:language-complex="zxx" style:country-complex="none"/>
    </style:style>
    <style:style style:name="P75" style:family="paragraph" style:parent-style-name="Table_20_Contents">
      <style:text-properties fo:language="zxx" fo:country="none" officeooo:paragraph-rsid="00584df6" style:language-asian="zxx" style:country-asian="none" style:language-complex="zxx" style:country-complex="none"/>
    </style:style>
    <style:style style:name="P76" style:family="paragraph" style:parent-style-name="Table_20_Contents">
      <style:text-properties fo:language="zxx" fo:country="none" officeooo:rsid="005a1578" officeooo:paragraph-rsid="005a1578" style:language-asian="zxx" style:country-asian="none" style:language-complex="zxx" style:country-complex="none"/>
    </style:style>
    <style:style style:name="P77" style:family="paragraph" style:parent-style-name="Table_20_Contents">
      <style:text-properties style:font-name="Liberation Serif" fo:language="zxx" fo:country="none" officeooo:rsid="000ce95e" officeooo:paragraph-rsid="002c5628" style:font-name-asian="SimSun" style:language-asian="zxx" style:country-asian="none" style:font-name-complex="Mangal" style:language-complex="zxx" style:country-complex="none"/>
    </style:style>
    <style:style style:name="T1" style:family="text">
      <style:text-properties officeooo:rsid="00038a65"/>
    </style:style>
    <style:style style:name="T2" style:family="text">
      <style:text-properties officeooo:rsid="00041fc4"/>
    </style:style>
    <style:style style:name="T3" style:family="text">
      <style:text-properties officeooo:rsid="00047438"/>
    </style:style>
    <style:style style:name="T4" style:family="text">
      <style:text-properties officeooo:rsid="00064466"/>
    </style:style>
    <style:style style:name="T5" style:family="text">
      <style:text-properties officeooo:rsid="0006af1a"/>
    </style:style>
    <style:style style:name="T6" style:family="text">
      <style:text-properties officeooo:rsid="000ce95e"/>
    </style:style>
    <style:style style:name="T7" style:family="text">
      <style:text-properties officeooo:rsid="0012f0f5"/>
    </style:style>
    <style:style style:name="T8" style:family="text">
      <style:text-properties officeooo:rsid="0014d5e8"/>
    </style:style>
    <style:style style:name="T9" style:family="text">
      <style:text-properties officeooo:rsid="001549db"/>
    </style:style>
    <style:style style:name="T10" style:family="text">
      <style:text-properties officeooo:rsid="001893e0"/>
    </style:style>
    <style:style style:name="T11" style:family="text">
      <style:text-properties officeooo:rsid="001a1544"/>
    </style:style>
    <style:style style:name="T12" style:family="text">
      <style:text-properties officeooo:rsid="001b603a"/>
    </style:style>
    <style:style style:name="T13" style:family="text">
      <style:text-properties officeooo:rsid="001d84b5"/>
    </style:style>
    <style:style style:name="T14" style:family="text">
      <style:text-properties officeooo:rsid="001fa2fe"/>
    </style:style>
    <style:style style:name="T15" style:family="text">
      <style:text-properties officeooo:rsid="002123f3"/>
    </style:style>
    <style:style style:name="T16" style:family="text">
      <style:text-properties officeooo:rsid="00217543"/>
    </style:style>
    <style:style style:name="T17" style:family="text">
      <style:text-properties officeooo:rsid="0026209f"/>
    </style:style>
    <style:style style:name="T18" style:family="text">
      <style:text-properties style:font-name="Liberation Serif1" style:font-name-asian="Liberation Serif1" style:font-name-complex="Liberation Serif1"/>
    </style:style>
    <style:style style:name="T19" style:family="text">
      <style:text-properties style:font-name="Liberation Serif1" officeooo:rsid="002b874e" style:font-name-asian="Liberation Serif1" style:font-name-complex="Liberation Serif1"/>
    </style:style>
    <style:style style:name="T20" style:family="text">
      <style:text-properties style:font-name="Liberation Serif1" officeooo:rsid="002c5628" style:font-name-asian="Liberation Serif1" style:font-name-complex="Liberation Serif1"/>
    </style:style>
    <style:style style:name="T21" style:family="text">
      <style:text-properties style:font-name="Liberation Serif1" officeooo:rsid="000ce95e" style:font-name-asian="Liberation Serif1" style:font-name-complex="Liberation Serif1"/>
    </style:style>
    <style:style style:name="T22" style:family="text">
      <style:text-properties style:font-name="Liberation Serif1" officeooo:rsid="00324c96" style:font-name-asian="Liberation Serif1" style:font-name-complex="Liberation Serif1"/>
    </style:style>
    <style:style style:name="T23" style:family="text">
      <style:text-properties officeooo:rsid="00340619"/>
    </style:style>
    <style:style style:name="T24" style:family="text">
      <style:text-properties officeooo:rsid="00404ee8"/>
    </style:style>
    <style:style style:name="T25" style:family="text">
      <style:text-properties officeooo:rsid="00477e2d"/>
    </style:style>
    <style:style style:name="T26" style:family="text">
      <style:text-properties officeooo:rsid="004a68d9"/>
    </style:style>
    <style:style style:name="T27" style:family="text">
      <style:text-properties officeooo:rsid="004e69f6"/>
    </style:style>
    <style:style style:name="T28" style:family="text">
      <style:text-properties officeooo:rsid="004f1a68"/>
    </style:style>
    <style:style style:name="T29" style:family="text">
      <style:text-properties officeooo:rsid="0051cc0c"/>
    </style:style>
    <style:style style:name="T30" style:family="text">
      <style:text-properties officeooo:rsid="0056ee09"/>
    </style:style>
    <style:style style:name="T31" style:family="text">
      <style:text-properties officeooo:rsid="005b1944"/>
    </style:style>
    <style:style style:name="T32" style:family="text">
      <style:text-properties officeooo:rsid="005bb6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ronologie de Karlavagnen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647106641344">
          <table:table-cell table:style-name="Tableau1.A1" office:value-type="string">
            <text:p text:style-name="P43">H-</text:p>
          </table:table-cell>
          <table:table-cell table:style-name="Tableau1.A1" office:value-type="string">
            <text:p text:style-name="P43">Action</text:p>
          </table:table-cell>
          <table:table-cell table:style-name="Tableau1.A1" office:value-type="string">
            <text:p text:style-name="P43">Lieu</text:p>
          </table:table-cell>
          <table:table-cell table:style-name="Tableau1.A1" office:value-type="string">
            <text:p text:style-name="P43">Matériel</text:p>
          </table:table-cell>
          <table:table-cell table:style-name="Tableau1.A1" office:value-type="string">
            <text:p text:style-name="P43">Qui?</text:p>
          </table:table-cell>
        </table:table-row>
        <table:table-row table:style-name="Tableau1.2">
          <table:table-cell table:style-name="Tableau1.A2" office:value-type="string">
            <text:p text:style-name="P4">Toujours</text:p>
          </table:table-cell>
          <table:table-cell table:style-name="Tableau1.A2" office:value-type="string">
            <text:p text:style-name="P11">Lire et porter la chronologie</text:p>
          </table:table-cell>
          <table:table-cell table:style-name="Tableau1.A2" office:value-type="string">
            <text:p text:style-name="P11">--</text:p>
          </table:table-cell>
          <table:table-cell table:style-name="Tableau1.A2" office:value-type="string">
            <text:p text:style-name="P11">Chronologie</text:p>
          </table:table-cell>
          <table:table-cell table:style-name="Tableau1.A2" office:value-type="string">
            <text:p text:style-name="P12">Etienne</text:p>
          </table:table-cell>
        </table:table-row>
        <table:table-row table:style-name="TableLine2647106638352">
          <table:table-cell table:style-name="Tableau1.A2" office:value-type="string">
            <text:p text:style-name="P4">1j</text:p>
          </table:table-cell>
          <table:table-cell table:style-name="Tableau1.A2" office:value-type="string">
            <text:p text:style-name="P11">Rassemblement du matériel</text:p>
          </table:table-cell>
          <table:table-cell table:style-name="Tableau1.A2" office:value-type="string">
            <text:p text:style-name="P11">Zone travail club</text:p>
          </table:table-cell>
          <table:table-cell table:style-name="Tableau1.A2" office:value-type="string">
            <text:p text:style-name="P41">Chronologie, tournevis, piles, jack, <text:span text:style-name="T24">dispositif de télémesure, </text:span><text:span text:style-name="T25">scotch</text:span></text:p>
          </table:table-cell>
          <table:table-cell table:style-name="Tableau1.A2" office:value-type="string">
            <text:p text:style-name="P13">Tous</text:p>
          </table:table-cell>
        </table:table-row>
        <table:table-row table:style-name="TableLine2647106649504">
          <table:table-cell table:style-name="Tableau1.A2" office:value-type="string">
            <text:p text:style-name="P4">1j</text:p>
          </table:table-cell>
          <table:table-cell table:style-name="Tableau1.A2" office:value-type="string">
            <text:p text:style-name="P11">Vérification minuterie <text:span text:style-name="T24">principale: la trappe s'ouvre après 17s</text:span></text:p>
            <text:p text:style-name="P11"/>
          </table:table-cell>
          <table:table-cell table:style-name="Tableau1.A2" office:value-type="string">
            <text:p text:style-name="P11">Zone travail club</text:p>
          </table:table-cell>
          <table:table-cell table:style-name="Tableau1.A2" office:value-type="string">
            <text:p text:style-name="P11">Tournevis</text:p>
          </table:table-cell>
          <table:table-cell table:style-name="Tableau1.A2" office:value-type="string">
            <text:p text:style-name="P13">Alexandre, Damien</text:p>
          </table:table-cell>
        </table:table-row>
        <table:table-row table:style-name="TableLine2647106651408">
          <table:table-cell table:style-name="Tableau1.A2" office:value-type="string">
            <text:p text:style-name="P4">1j</text:p>
          </table:table-cell>
          <table:table-cell table:style-name="Tableau1.A2" office:value-type="string">
            <text:p text:style-name="P11">Dépliage parachute</text:p>
          </table:table-cell>
          <table:table-cell table:style-name="Tableau1.A2" office:value-type="string">
            <text:p text:style-name="P11">Zone travail club</text:p>
          </table:table-cell>
          <table:table-cell table:style-name="Tableau1.A2" office:value-type="string">
            <text:p text:style-name="P11">Parachute</text:p>
          </table:table-cell>
          <table:table-cell table:style-name="Tableau1.A2" office:value-type="string">
            <text:p text:style-name="P13">Geoffroy, Dimitri</text:p>
          </table:table-cell>
        </table:table-row>
        <table:table-row table:style-name="TableLine2647106652496">
          <table:table-cell table:style-name="Tableau1.A2" office:value-type="string">
            <text:p text:style-name="P4">3h</text:p>
          </table:table-cell>
          <table:table-cell table:style-name="Tableau1.A2" office:value-type="string">
            <text:p text:style-name="P11">Récupération matériel</text:p>
          </table:table-cell>
          <table:table-cell table:style-name="Tableau1.A2" office:value-type="string">
            <text:p text:style-name="P11">Zone travail club</text:p>
          </table:table-cell>
          <table:table-cell table:style-name="Tableau1.A2" office:value-type="string">
            <text:p text:style-name="P11">Chronologie, tournevis, piles, jack, <text:span text:style-name="T25">scotch</text:span></text:p>
          </table:table-cell>
          <table:table-cell table:style-name="Tableau1.A2" office:value-type="string">
            <text:p text:style-name="P11">Tous</text:p>
          </table:table-cell>
        </table:table-row>
        <table:table-row table:style-name="TableLine2647106638080">
          <table:table-cell table:style-name="Tableau1.A2" office:value-type="string">
            <text:p text:style-name="P4">2h50</text:p>
          </table:table-cell>
          <table:table-cell table:style-name="Tableau1.A2" office:value-type="string">
            <text:p text:style-name="P36">Vérification minuterie <text:span text:style-name="T24">principale: la trappe s'ouvre après 17s</text:span></text:p>
            <text:p text:style-name="P36"/>
          </table:table-cell>
          <table:table-cell table:style-name="Tableau1.A2" office:value-type="string">
            <text:p text:style-name="P11">Zone travail club</text:p>
          </table:table-cell>
          <table:table-cell table:style-name="Tableau1.A2" office:value-type="string">
            <text:p text:style-name="P11">Tournevis</text:p>
          </table:table-cell>
          <table:table-cell table:style-name="Tableau1.A2" office:value-type="string">
            <text:p text:style-name="P13">Damien, Alexandre</text:p>
          </table:table-cell>
        </table:table-row>
        <table:table-row table:style-name="TableLine2647106653312">
          <table:table-cell table:style-name="Tableau1.A2" office:value-type="string">
            <text:p text:style-name="P4">2h<text:span text:style-name="T2">45</text:span></text:p>
          </table:table-cell>
          <table:table-cell table:style-name="Tableau1.A2" office:value-type="string">
            <text:p text:style-name="P11">Vérification <text:span text:style-name="T11">tensionomètre: </text:span><text:span text:style-name="T24">allumage, données valides</text:span></text:p>
            <text:p text:style-name="P11"/>
          </table:table-cell>
          <table:table-cell table:style-name="Tableau1.A2" office:value-type="string">
            <text:p text:style-name="P11">Zone travail club</text:p>
          </table:table-cell>
          <table:table-cell table:style-name="Tableau1.A2" office:value-type="string">
            <text:p text:style-name="P13">Yeux, mains</text:p>
          </table:table-cell>
          <table:table-cell table:style-name="Tableau1.A2" office:value-type="string">
            <text:p text:style-name="P13">Dimitri, Clément L</text:p>
          </table:table-cell>
        </table:table-row>
        <table:table-row table:style-name="TableLine2647106640256">
          <table:table-cell table:style-name="Tableau1.A2" office:value-type="string">
            <text:p text:style-name="P4">2h<text:span text:style-name="T2">40</text:span></text:p>
          </table:table-cell>
          <table:table-cell table:style-name="Tableau1.A2" office:value-type="string">
            <text:p text:style-name="P11">Vérification <text:span text:style-name="T2">caméra: </text:span><text:span text:style-name="T24">allumage, enregistrement exploitable</text:span></text:p>
            <text:p text:style-name="P11"/>
          </table:table-cell>
          <table:table-cell table:style-name="Tableau1.A2" office:value-type="string">
            <text:p text:style-name="P11">Zone travail club</text:p>
          </table:table-cell>
          <table:table-cell table:style-name="Tableau1.A2" office:value-type="string">
            <text:p text:style-name="P13">Yeux, mains</text:p>
          </table:table-cell>
          <table:table-cell table:style-name="Tableau1.A2" office:value-type="string">
            <text:p text:style-name="P13">Clément B, Geoffroy</text:p>
          </table:table-cell>
        </table:table-row>
        <table:table-row table:style-name="TableLine2647106653856">
          <table:table-cell table:style-name="Tableau1.A2" office:value-type="string">
            <text:p text:style-name="P4">2h35</text:p>
          </table:table-cell>
          <table:table-cell table:style-name="Tableau1.A2" office:value-type="string">
            <text:p text:style-name="P11">Vérification <text:span text:style-name="T11">expérience de l'école d'ingénieur: </text:span><text:span text:style-name="T24">allumage </text:span></text:p>
            <text:p text:style-name="P11"/>
          </table:table-cell>
          <table:table-cell table:style-name="Tableau1.A2" office:value-type="string">
            <text:p text:style-name="P11">Zone travail club</text:p>
          </table:table-cell>
          <table:table-cell table:style-name="Tableau1.A2" office:value-type="string">
            <text:p text:style-name="P13">Yeux, mains</text:p>
          </table:table-cell>
          <table:table-cell table:style-name="Tableau1.A2" office:value-type="string">
            <text:p text:style-name="P13">Damien</text:p>
          </table:table-cell>
        </table:table-row>
        <table:table-row table:style-name="TableLine2647106654128">
          <table:table-cell table:style-name="Tableau1.A2" office:value-type="string">
            <text:h text:style-name="P44" text:outline-level="2">2h35</text:h>
          </table:table-cell>
          <table:table-cell table:style-name="Tableau1.A2" office:value-type="string">
            <text:p text:style-name="P38">Vérification <text:span text:style-name="T11">expérience de l'école d'ingénieur:</text:span><text:span text:style-name="T24"> localisation</text:span></text:p>
            <text:p text:style-name="P38"/>
          </table:table-cell>
          <table:table-cell table:style-name="Tableau1.A2" office:value-type="string">
            <text:p text:style-name="P38">Zone travail club</text:p>
          </table:table-cell>
          <table:table-cell table:style-name="Tableau1.A2" office:value-type="string">
            <text:p text:style-name="P14">Yeux, mains, <text:span text:style-name="T24">dispositif de télémesure</text:span></text:p>
          </table:table-cell>
          <table:table-cell table:style-name="Tableau1.A2" office:value-type="string">
            <text:p text:style-name="P39">Etienne</text:p>
          </table:table-cell>
        </table:table-row>
        <table:table-row table:style-name="TableLine2647106643248">
          <table:table-cell table:style-name="Tableau1.A2" office:value-type="string">
            <text:p text:style-name="P4">2h30</text:p>
          </table:table-cell>
          <table:table-cell table:style-name="Tableau1.A2" office:value-type="string">
            <text:p text:style-name="P36">Dévissage de l’ogive pour c<text:span text:style-name="T1">hangement des piles</text:span></text:p>
            <text:p text:style-name="P36"/>
            <text:p text:style-name="P37">Formatage des cartes SD</text:p>
            <text:p text:style-name="P37"/>
          </table:table-cell>
          <table:table-cell table:style-name="Tableau1.A2" office:value-type="string">
            <text:p text:style-name="P11">Zone travail club</text:p>
          </table:table-cell>
          <table:table-cell table:style-name="Tableau1.A2" office:value-type="string">
            <text:p text:style-name="P11">Tournevis, piles, <text:span text:style-name="T12">scotch, </text:span><text:span text:style-name="T24">ordinateur</text:span><text:span text:style-name="T12"> <text:s/></text:span></text:p>
          </table:table-cell>
          <table:table-cell table:style-name="Tableau1.A2" office:value-type="string">
            <text:p text:style-name="P13">Clément B, Etienne</text:p>
          </table:table-cell>
        </table:table-row>
        <table:table-row table:style-name="TableLine2647106651952">
          <table:table-cell table:style-name="Tableau1.A2" office:value-type="string">
            <text:p text:style-name="P4">2h </text:p>
          </table:table-cell>
          <table:table-cell table:style-name="Tableau1.A2" office:value-type="string">
            <text:p text:style-name="P11">Repliage parachute</text:p>
          </table:table-cell>
          <table:table-cell table:style-name="Tableau1.A2" office:value-type="string">
            <text:p text:style-name="P11">Zone travail club</text:p>
          </table:table-cell>
          <table:table-cell table:style-name="Tableau1.A2" office:value-type="string">
            <text:p text:style-name="P11">Parachute</text:p>
          </table:table-cell>
          <table:table-cell table:style-name="Tableau1.A2" office:value-type="string">
            <text:p text:style-name="P35">Damien, Alexandre et Clément </text:p>
          </table:table-cell>
        </table:table-row>
        <table:table-row table:style-name="Tableau1.14">
          <table:table-cell table:style-name="Tableau1.A2" office:value-type="string">
            <text:p text:style-name="P4">1h<text:span text:style-name="T9">45</text:span></text:p>
          </table:table-cell>
          <table:table-cell table:style-name="Tableau1.A2" office:value-type="string">
            <text:p text:style-name="P11">Verrouillage de la trappe</text:p>
          </table:table-cell>
          <table:table-cell table:style-name="Tableau1.A2" office:value-type="string">
            <text:p text:style-name="P11">Zone travail club</text:p>
          </table:table-cell>
          <table:table-cell table:style-name="Tableau1.A2" office:value-type="string">
            <text:p text:style-name="P15">Mains</text:p>
          </table:table-cell>
          <table:table-cell table:style-name="Tableau1.A2" office:value-type="string">
            <text:p text:style-name="P13">Damien, <text:span text:style-name="T6">Clément L</text:span></text:p>
          </table:table-cell>
        </table:table-row>
        <text:soft-page-break/>
        <table:table-row table:style-name="TableLine2647106646784">
          <table:table-cell table:style-name="Tableau1.A2" office:value-type="string">
            <text:p text:style-name="P4">1h<text:span text:style-name="T9">20</text:span></text:p>
          </table:table-cell>
          <table:table-cell table:style-name="Tableau1.A2" office:value-type="string">
            <text:p text:style-name="P11">Transport zone tente</text:p>
          </table:table-cell>
          <table:table-cell table:style-name="Tableau1.A2" office:value-type="string">
            <text:p text:style-name="P16">Camion militaire</text:p>
          </table:table-cell>
          <table:table-cell table:style-name="Tableau1.A2" office:value-type="string">
            <text:p text:style-name="P75">Tournevis, jack, <text:s/>chronologie, <text:span text:style-name="T5">fusée, </text:span><text:span text:style-name="T25">scotch, </text:span><text:span text:style-name="T24">dispositif de télémesure</text:span></text:p>
            <text:p text:style-name="P40"/>
          </table:table-cell>
          <table:table-cell table:style-name="Tableau1.A2" office:value-type="string">
            <text:p text:style-name="P11">Tous</text:p>
          </table:table-cell>
        </table:table-row>
        <table:table-row table:style-name="TableLine2647106647056">
          <table:table-cell table:style-name="Tableau1.A2" office:value-type="string">
            <text:p text:style-name="P5">45m</text:p>
          </table:table-cell>
          <table:table-cell table:style-name="Tableau1.A2" office:value-type="string">
            <text:p text:style-name="P11">Transport zone rampe</text:p>
          </table:table-cell>
          <table:table-cell table:style-name="Tableau1.A2" office:value-type="string">
            <text:p text:style-name="P16">Camion militaire</text:p>
          </table:table-cell>
          <table:table-cell table:style-name="Tableau1.A2" office:value-type="string">
            <text:p text:style-name="P40"><text:span text:style-name="T4">Tournevis, jack, </text:span><text:span text:style-name="T25">scotch</text:span><text:span text:style-name="T4"> chronologie, </text:span><text:span text:style-name="T5">fusée<text:tab/></text:span></text:p>
          </table:table-cell>
          <table:table-cell table:style-name="Tableau1.A2" office:value-type="string">
            <text:p text:style-name="P11">Tous</text:p>
          </table:table-cell>
        </table:table-row>
        <table:table-row table:style-name="TableLine2647106638624">
          <table:table-cell table:style-name="Tableau1.A2" office:value-type="string">
            <text:p text:style-name="P4"><text:span text:style-name="T9">40</text:span>m</text:p>
          </table:table-cell>
          <table:table-cell table:style-name="Tableau1.A2" office:value-type="string">
            <text:p text:style-name="P11"><text:span text:style-name="T24"><text:s/></text:span><text:span text:style-name="T29">M</text:span><text:span text:style-name="T9">ettre </text:span>la fusée en rampe</text:p>
            <text:p text:style-name="P11"/>
          </table:table-cell>
          <table:table-cell table:style-name="Tableau1.A2" office:value-type="string">
            <text:p text:style-name="P11">Rampe de lancement</text:p>
          </table:table-cell>
          <table:table-cell table:style-name="Tableau1.A2" office:value-type="string">
            <text:p text:style-name="P17">Fusex</text:p>
          </table:table-cell>
          <table:table-cell table:style-name="Tableau1.A2" office:value-type="string">
            <text:p text:style-name="P18">Alexandre, Dimitri</text:p>
          </table:table-cell>
        </table:table-row>
        <table:table-row table:style-name="TableLine2647106644064">
          <table:table-cell table:style-name="Tableau1.A2" office:value-type="string">
            <text:p text:style-name="P4"><text:span text:style-name="T10">35</text:span>m</text:p>
          </table:table-cell>
          <table:table-cell table:style-name="Tableau1.A2" office:value-type="string">
            <text:p text:style-name="P11">Fixage du fil jack <text:span text:style-name="T24">sur la rampe</text:span></text:p>
          </table:table-cell>
          <table:table-cell table:style-name="Tableau1.A2" office:value-type="string">
            <text:p text:style-name="P11">Rampe de lancement</text:p>
          </table:table-cell>
          <table:table-cell table:style-name="Tableau1.A2" office:value-type="string">
            <text:p text:style-name="P18">Fil jack</text:p>
          </table:table-cell>
          <table:table-cell table:style-name="Tableau1.A2" office:value-type="string">
            <text:p text:style-name="P52"><text:span text:style-name="T17">Geoffroy</text:span></text:p>
          </table:table-cell>
        </table:table-row>
        <table:table-row table:style-name="TableLine2647106652224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1">Fixage du fil jack<text:span text:style-name="T24"> sur la fusée</text:span></text:p>
          </table:table-cell>
          <table:table-cell table:style-name="Tableau1.A2" office:value-type="string">
            <text:p text:style-name="P51">Rampe de lancement</text:p>
          </table:table-cell>
          <table:table-cell table:style-name="Tableau1.A2" office:value-type="string">
            <text:p text:style-name="P51">Fil jack</text:p>
          </table:table-cell>
          <table:table-cell table:style-name="Tableau1.A2" office:value-type="string">
            <text:p text:style-name="P52">Clément <text:span text:style-name="T26">B</text:span></text:p>
          </table:table-cell>
        </table:table-row>
        <table:table-row table:style-name="TableLine2647106652224">
          <table:table-cell table:style-name="Tableau1.A2" office:value-type="string">
            <text:p text:style-name="P6">33m</text:p>
          </table:table-cell>
          <table:table-cell table:style-name="Tableau1.A2" office:value-type="string">
            <text:p text:style-name="P20">Enlever l<text:span text:style-name="T16">a vitre de protection du</text:span> panneau de contrôle pri<text:span text:style-name="T16">n</text:span>cipal</text:p>
            <text:p text:style-name="P20"/>
          </table:table-cell>
          <table:table-cell table:style-name="Tableau1.A2" office:value-type="string">
            <text:p text:style-name="P21">Rampe de lancement</text:p>
          </table:table-cell>
          <table:table-cell table:style-name="Tableau1.A2" office:value-type="string">
            <text:p text:style-name="P20">Mains</text:p>
          </table:table-cell>
          <table:table-cell table:style-name="Tableau1.A2" office:value-type="string">
            <text:p text:style-name="P22">Geoffroy</text:p>
          </table:table-cell>
        </table:table-row>
        <table:table-row table:style-name="TableLine2647106637808">
          <table:table-cell table:style-name="Tableau1.A2" office:value-type="string">
            <text:p text:style-name="P4"><text:span text:style-name="T10">3</text:span><text:span text:style-name="T14">2</text:span>m</text:p>
          </table:table-cell>
          <table:table-cell table:style-name="Tableau1.A2" office:value-type="string">
            <text:p text:style-name="P11"><text:span text:style-name="T19">→</text:span>Allumage du séquenceur principal:</text:p>
            <text:p text:style-name="P32">Vérification :</text:p>
            <text:p text:style-name="P32">- <text:s/><text:span text:style-name="T6">Diode bleue allumée</text:span></text:p>
            <text:p text:style-name="P32">- <text:span text:style-name="T6">Diode blanche allumée</text:span></text:p>
            <text:p text:style-name="P32">- <text:span text:style-name="T6">Diode rouge allumée </text:span></text:p>
            <text:p text:style-name="P32">⚠️ <text:span text:style-name="T6">Aucune diode ne clignote !!</text:span></text:p>
            <text:p text:style-name="P32"/>
            <text:p text:style-name="P33"><text:span text:style-name="T18">→Activation de l’</text:span><text:span text:style-name="T21">expérience du tensionomètre:</text:span></text:p>
            <text:p text:style-name="P42">Vérification diode verte allumé</text:p>
            <text:p text:style-name="P42"/>
          </table:table-cell>
          <table:table-cell table:style-name="Tableau1.A2" office:value-type="string">
            <text:p text:style-name="P11">Rampe de lancement</text:p>
          </table:table-cell>
          <table:table-cell table:style-name="Tableau1.A2" office:value-type="string">
            <text:p text:style-name="P11">Tournevis</text:p>
          </table:table-cell>
          <table:table-cell table:style-name="Tableau1.A2" office:value-type="string">
            <text:p text:style-name="P11">Clément L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34"/>
            <text:p text:style-name="P34">Damien</text:p>
          </table:table-cell>
        </table:table-row>
        <table:table-row table:style-name="TableLine2647106645424">
          <table:table-cell table:style-name="Tableau1.A2" office:value-type="string">
            <text:p text:style-name="P7">26m</text:p>
          </table:table-cell>
          <table:table-cell table:style-name="Tableau1.A2" office:value-type="string">
            <text:p text:style-name="P23">Remettre l<text:span text:style-name="T16">a vitre de protection du</text:span> panneau de contrôle <text:span text:style-name="T15">principal</text:span> en place</text:p>
            <text:p text:style-name="P23"/>
          </table:table-cell>
          <table:table-cell table:style-name="Tableau1.A2" office:value-type="string">
            <text:p text:style-name="P19">Rampe de lancement</text:p>
          </table:table-cell>
          <table:table-cell table:style-name="Tableau1.A2" office:value-type="string">
            <text:p text:style-name="P24">Mains</text:p>
          </table:table-cell>
          <table:table-cell table:style-name="Tableau1.A2" office:value-type="string">
            <text:p text:style-name="P22">Geoffroy</text:p>
          </table:table-cell>
        </table:table-row>
        <table:table-row table:style-name="TableLine2647106644608">
          <table:table-cell table:style-name="Tableau1.A2" office:value-type="string">
            <text:p text:style-name="P46">25m</text:p>
          </table:table-cell>
          <table:table-cell table:style-name="Tableau1.A2" office:value-type="string">
            <text:p text:style-name="P65">A<text:span text:style-name="T6">llumage caméra :</text:span></text:p>
            <text:p text:style-name="P65">- <text:span text:style-name="T6">enlever le dôme,</text:span></text:p>
            <text:p text:style-name="P65">- <text:span text:style-name="T6">allumer la caméra</text:span></text:p>
            <text:p text:style-name="P64">- <text:span text:style-name="T6">remettre le dôme</text:span></text:p>
            <text:p text:style-name="P64"/>
          </table:table-cell>
          <table:table-cell table:style-name="Tableau1.A2" office:value-type="string">
            <text:p text:style-name="P53">Rampe de lancement</text:p>
          </table:table-cell>
          <table:table-cell table:style-name="Tableau1.A2" office:value-type="string">
            <text:p text:style-name="P57">Mains</text:p>
          </table:table-cell>
          <table:table-cell table:style-name="Tableau1.A2" office:value-type="string">
            <text:p text:style-name="P66">Clémen<text:span text:style-name="T29">t </text:span>B</text:p>
          </table:table-cell>
        </table:table-row>
        <table:table-row table:style-name="TableLine2647106644608">
          <table:table-cell table:style-name="Tableau1.A2" office:value-type="string">
            <text:p text:style-name="P7"><text:span text:style-name="T27">24</text:span>m</text:p>
          </table:table-cell>
          <table:table-cell table:style-name="Tableau1.A2" office:value-type="string">
            <text:p text:style-name="P24">Enlever l<text:span text:style-name="T16">a vitre de protection du </text:span>panneau de contrôle secondaire :</text:p>
            <text:p text:style-name="P24"/>
          </table:table-cell>
          <table:table-cell table:style-name="Tableau1.A2" office:value-type="string">
            <text:p text:style-name="P19">Rampe de lancement</text:p>
          </table:table-cell>
          <table:table-cell table:style-name="Tableau1.A2" office:value-type="string">
            <text:p text:style-name="P24">Mains</text:p>
          </table:table-cell>
          <table:table-cell table:style-name="Tableau1.A2" office:value-type="string">
            <text:p text:style-name="P34">Clément L</text:p>
          </table:table-cell>
        </table:table-row>
        <table:table-row table:style-name="TableLine2647106644608">
          <table:table-cell table:style-name="Tableau1.A2" office:value-type="string">
            <text:p text:style-name="P48">20m</text:p>
          </table:table-cell>
          <table:table-cell table:style-name="Tableau1.A2" office:value-type="string">
            <text:p text:style-name="P68"><text:span text:style-name="T20">→</text:span>Activation de l'expérience Pitot et Venturi :</text:p>
            <text:p text:style-name="P67">Vérification diode orange allumée</text:p>
            <text:p text:style-name="P61"/>
          </table:table-cell>
          <table:table-cell table:style-name="Tableau1.A2" office:value-type="string">
            <text:p text:style-name="P56">Rampe de lancement</text:p>
          </table:table-cell>
          <table:table-cell table:style-name="Tableau1.A2" office:value-type="string">
            <text:p text:style-name="P72">Mains</text:p>
          </table:table-cell>
          <table:table-cell table:style-name="Tableau1.A2" office:value-type="string">
            <text:p text:style-name="P76">Dimitri</text:p>
          </table:table-cell>
        </table:table-row>
        <table:table-row table:style-name="Tableau1.26">
          <table:table-cell table:style-name="Tableau1.A2" office:value-type="string">
            <text:p text:style-name="P48">17m</text:p>
          </table:table-cell>
          <table:table-cell table:style-name="Tableau1.A2" office:value-type="string">
            <text:p text:style-name="P71">Demander autorisation émission 2,4 Ghz</text:p>
          </table:table-cell>
          <table:table-cell table:style-name="Tableau1.A2" office:value-type="string">
            <text:p text:style-name="P55">Rampe de lancement</text:p>
          </table:table-cell>
          <table:table-cell table:style-name="Tableau1.A2" office:value-type="string">
            <text:p text:style-name="P71"/>
          </table:table-cell>
          <table:table-cell table:style-name="Tableau1.A2" office:value-type="string">
            <text:p text:style-name="P71">Etienne</text:p>
          </table:table-cell>
        </table:table-row>
        <text:soft-page-break/>
        <table:table-row table:style-name="TableLine2647106639712">
          <table:table-cell table:style-name="Tableau1.A2" office:value-type="string">
            <text:p text:style-name="P8"><text:span text:style-name="T27">1</text:span><text:span text:style-name="T30">4</text:span>m</text:p>
          </table:table-cell>
          <table:table-cell table:style-name="Tableau1.A2" office:value-type="string">
            <text:p text:style-name="P26"><text:span text:style-name="T20">→</text:span>Activation de l'expérience de l'école d'ingénieur : </text:p>
            <text:p text:style-name="P28">Vérification <text:span text:style-name="T7">que la connexion est bien établie entre l'antenne et le </text:span><text:span text:style-name="T24">dispositif de télémesure</text:span></text:p>
            <text:p text:style-name="P27"/>
            <text:p text:style-name="P60"><text:span text:style-name="T22">→</text:span>Activ<text:span text:style-name="T23">ation</text:span> <text:span text:style-name="T23">du</text:span> ventilateur pour la caméra: <text:span text:style-name="T24">on peut voir s'il fonctionne dans le dôme</text:span></text:p>
            <text:p text:style-name="P74"/>
          </table:table-cell>
          <table:table-cell table:style-name="Tableau1.A2" office:value-type="string">
            <text:p text:style-name="P18">Rampe de lancement</text:p>
          </table:table-cell>
          <table:table-cell table:style-name="Tableau1.A2" office:value-type="string">
            <text:p text:style-name="P25">Tournevis, <text:span text:style-name="T24">dispositif de télémesure</text:span></text:p>
          </table:table-cell>
          <table:table-cell table:style-name="Tableau1.A2" office:value-type="string">
            <text:p text:style-name="P34">Dimitri</text:p>
            <text:p text:style-name="P34"/>
            <text:p text:style-name="P34"/>
            <text:p text:style-name="P34"/>
            <text:p text:style-name="P34"/>
            <text:p text:style-name="P34"/>
            <text:p text:style-name="P34">Clément B</text:p>
          </table:table-cell>
        </table:table-row>
        <table:table-row table:style-name="TableLine2647106646240">
          <table:table-cell table:style-name="Tableau1.A2" office:value-type="string">
            <text:p text:style-name="P10">1<text:span text:style-name="T27">2</text:span>m</text:p>
          </table:table-cell>
          <table:table-cell table:style-name="Tableau1.A2" office:value-type="string">
            <text:p text:style-name="P23">Remettre l<text:span text:style-name="T16">a vitre de protection du</text:span> panneau de contrôle secondaire en place</text:p>
            <text:p text:style-name="P23"/>
          </table:table-cell>
          <table:table-cell table:style-name="Tableau1.A2" office:value-type="string">
            <text:p text:style-name="P18">Rampe de lancement</text:p>
          </table:table-cell>
          <table:table-cell table:style-name="Tableau1.A2" office:value-type="string">
            <text:p text:style-name="P24">Mains</text:p>
          </table:table-cell>
          <table:table-cell table:style-name="Tableau1.A2" office:value-type="string">
            <text:p text:style-name="P22">Clément L</text:p>
          </table:table-cell>
        </table:table-row>
        <table:table-row table:style-name="TableLine2647106646240">
          <table:table-cell table:style-name="Tableau1.A2" office:value-type="string">
            <text:p text:style-name="P47">11m</text:p>
          </table:table-cell>
          <table:table-cell table:style-name="Tableau1.A2" office:value-type="string">
            <text:p text:style-name="P69">Mettre du scotch sur le panneau de contrôle principal <text:span text:style-name="T31">en haut et en bas</text:span></text:p>
            <text:p text:style-name="P69"/>
          </table:table-cell>
          <table:table-cell table:style-name="Tableau1.A2" office:value-type="string">
            <text:p text:style-name="P54">Rampe de lancement</text:p>
          </table:table-cell>
          <table:table-cell table:style-name="Tableau1.A2" office:value-type="string">
            <text:p text:style-name="P58">Mains, <text:span text:style-name="T28">ciseaux, scotch</text:span></text:p>
          </table:table-cell>
          <table:table-cell table:style-name="Tableau1.A2" office:value-type="string">
            <text:p text:style-name="P70">Damien</text:p>
          </table:table-cell>
        </table:table-row>
        <table:table-row table:style-name="TableLine2647106646240">
          <table:table-cell table:style-name="Tableau1.A2" office:value-type="string">
            <text:p text:style-name="P47">11m</text:p>
          </table:table-cell>
          <table:table-cell table:style-name="Tableau1.A2" office:value-type="string">
            <text:p text:style-name="P69">Mettre du scotch sur le panneau de contrôle secondaire <text:span text:style-name="T32">en haut et en bas</text:span></text:p>
            <text:p text:style-name="P69"/>
          </table:table-cell>
          <table:table-cell table:style-name="Tableau1.A2" office:value-type="string">
            <text:p text:style-name="P54">Rampe de lancement</text:p>
          </table:table-cell>
          <table:table-cell table:style-name="Tableau1.A2" office:value-type="string">
            <text:p text:style-name="P58">Mains, <text:span text:style-name="T28">ciseaux, scotch</text:span></text:p>
          </table:table-cell>
          <table:table-cell table:style-name="Tableau1.A2" office:value-type="string">
            <text:p text:style-name="P70">Alexandre L</text:p>
          </table:table-cell>
        </table:table-row>
        <table:table-row table:style-name="TableLine2647106640528">
          <table:table-cell table:style-name="Tableau1.A2" office:value-type="string">
            <text:p text:style-name="P9"><text:span text:style-name="T13">10</text:span>m</text:p>
          </table:table-cell>
          <table:table-cell table:style-name="Tableau1.A2" office:value-type="string">
            <text:p text:style-name="P29">Faire monter la rampe et <text:span text:style-name="T8">l'orienter dans le bon angle</text:span></text:p>
            <text:p text:style-name="P29"/>
          </table:table-cell>
          <table:table-cell table:style-name="Tableau1.A2" office:value-type="string">
            <text:p text:style-name="P18">Rampe de lancement</text:p>
          </table:table-cell>
          <table:table-cell table:style-name="Tableau1.A2" office:value-type="string">
            <text:p text:style-name="P31">Manette de contrôle de la rampe</text:p>
          </table:table-cell>
          <table:table-cell table:style-name="Tableau1.A2" office:value-type="string">
            <text:p text:style-name="P31">Gars du CNES</text:p>
          </table:table-cell>
        </table:table-row>
        <table:table-row table:style-name="TableLine2647106647328">
          <table:table-cell table:style-name="Tableau1.A2" office:value-type="string">
            <text:p text:style-name="P4"><text:span text:style-name="T13">8</text:span>m</text:p>
          </table:table-cell>
          <table:table-cell table:style-name="Tableau1.A2" office:value-type="string">
            <text:p text:style-name="P11">Retour en zone <text:span text:style-name="T3">pupitre</text:span> </text:p>
            <text:p text:style-name="P11"/>
          </table:table-cell>
          <table:table-cell table:style-name="Tableau1.A2" office:value-type="string">
            <text:p text:style-name="P11">--</text:p>
          </table:table-cell>
          <table:table-cell table:style-name="Tableau1.A2" office:value-type="string">
            <text:p text:style-name="P11">--</text:p>
          </table:table-cell>
          <table:table-cell table:style-name="Tableau1.A2" office:value-type="string">
            <text:p text:style-name="P11">Tous</text:p>
          </table:table-cell>
        </table:table-row>
        <table:table-row table:style-name="TableLine2647106640800">
          <table:table-cell table:style-name="Tableau1.A2" office:value-type="string">
            <text:p text:style-name="P4"><text:span text:style-name="T13">6</text:span>m</text:p>
          </table:table-cell>
          <table:table-cell table:style-name="Tableau1.A2" office:value-type="string">
            <text:p text:style-name="P11">Mise en place du propulseur</text:p>
          </table:table-cell>
          <table:table-cell table:style-name="Tableau1.A2" office:value-type="string">
            <text:p text:style-name="P11">Rampe de lancement</text:p>
          </table:table-cell>
          <table:table-cell table:style-name="Tableau1.A2" office:value-type="string">
            <text:p text:style-name="P11">Propulseur</text:p>
          </table:table-cell>
          <table:table-cell table:style-name="Tableau1.A2" office:value-type="string">
            <text:p text:style-name="P11">Pyro-techniciens</text:p>
          </table:table-cell>
        </table:table-row>
        <table:table-row table:style-name="TableLine2647106641072">
          <table:table-cell table:style-name="Tableau1.A2" office:value-type="string">
            <text:p text:style-name="P4">10s</text:p>
          </table:table-cell>
          <table:table-cell table:style-name="Tableau1.A2" office:value-type="string">
            <text:p text:style-name="P11">Compte à rebours</text:p>
            <text:p text:style-name="P11"/>
          </table:table-cell>
          <table:table-cell table:style-name="Tableau1.A2" office:value-type="string">
            <text:p text:style-name="P11">Tente</text:p>
          </table:table-cell>
          <table:table-cell table:style-name="Tableau1.A2" office:value-type="string">
            <text:p text:style-name="P30">Voix</text:p>
          </table:table-cell>
          <table:table-cell table:style-name="Tableau1.A2" office:value-type="string">
            <text:p text:style-name="P30">Tous</text:p>
          </table:table-cell>
        </table:table-row>
        <table:table-row table:style-name="TableLine2647106643792">
          <table:table-cell table:style-name="Tableau1.A2" office:value-type="string">
            <text:p text:style-name="P4"><text:s/>-</text:p>
          </table:table-cell>
          <table:table-cell table:style-name="Tableau1.A2" office:value-type="string">
            <text:p text:style-name="P11">Lancement</text:p>
          </table:table-cell>
          <table:table-cell table:style-name="Tableau1.A2" office:value-type="string">
            <text:p text:style-name="P30">Pupitre de mise à feu</text:p>
          </table:table-cell>
          <table:table-cell table:style-name="Tableau1.A2" office:value-type="string">
            <text:p text:style-name="P30">Mains</text:p>
          </table:table-cell>
          <table:table-cell table:style-name="Tableau1.A2" office:value-type="string">
            <text:p text:style-name="P30">Alexandre</text:p>
          </table:table-cell>
        </table:table-row>
      </table:table>
      <text:p text:style-name="P2"/>
      <text:p text:style-name="P2"/>
      <text:p text:style-name="P2"/>
      <text:p text:style-name="P2"><text:bookmark-start text:name="__RefHeading___Toc123_1842514118"/><text:bookmark-end text:name="__RefHeading___Toc123_184251411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Quotations" style:family="paragraph" style:parent-style-name="List_20_Contents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9T23:41:41.568000000</meta:creation-date>
    <meta:generator>LibreOffice/7.0.5.2$Windows_X86_64 LibreOffice_project/64390860c6cd0aca4beafafcfd84613dd9dfb63a</meta:generator>
    <dc:title>SoniaDelaunayDefault</dc:title>
    <meta:editing-duration>P8DT18H28M10S</meta:editing-duration>
    <meta:editing-cycles>74</meta:editing-cycles>
    <dc:date>2023-07-19T14:53:08.134000000</dc:date>
    <meta:document-statistic meta:table-count="1" meta:image-count="0" meta:object-count="0" meta:page-count="3" meta:paragraph-count="190" meta:word-count="563" meta:character-count="3527" meta:non-whitespace-character-count="3141"/>
    <meta:template xlink:type="simple" xlink:actuate="onRequest" xlink:title="SoniaDelaunayDefault" xlink:href="../../AppData/Roaming/LibreOffice/4/user/template/SoniaDelaunayDefault.ott" meta:date="2023-01-19T23:41:40.819000000"/>
  </office:meta>
</office:document-meta>
</file>